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hmara" office:value-type="string" table:number-columns-spanned="3" table:number-rows-spanned="1" table:style-name="ce19">
            <text:p>hmar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Zina" office:value-type="string" table:number-columns-spanned="3" table:number-rows-spanned="1" table:style-name="ce19">
            <text:p>Zin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hmara" office:value-type="string" table:number-columns-spanned="3" table:number-rows-spanned="1" table:style-name="ce19">
            <text:p>hmar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Zina" office:value-type="string" table:number-columns-spanned="3" table:number-rows-spanned="1" table:style-name="ce19">
            <text:p>Zin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office:string-value="A" office:value-type="string" table:content-validation-name="val2" table:style-name="ce61">
            <text:p>A</text:p>
          </table:table-cell>
          <table:table-cell table:content-validation-name="val2" table:style-name="ce65"/>
          <table:table-cell office:value="1.0" office:value-type="float" table:style-name="ce66">
            <text:p>1.0</text:p>
          </table:table-cell>
          <table:table-cell office:value="1.0" office:value-type="float" table:style-name="ce67">
            <text:p>1.0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